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28324e"/>
    </style:style>
    <style:style style:name="P3" style:family="paragraph" style:parent-style-name="Text_20_body">
      <style:text-properties officeooo:paragraph-rsid="002b41cb"/>
    </style:style>
    <style:style style:name="P4" style:family="paragraph" style:parent-style-name="Subtitle">
      <style:text-properties fo:language="de" fo:country="DE" officeooo:rsid="0027c1de" officeooo:paragraph-rsid="0028324e"/>
    </style:style>
    <style:style style:name="P5" style:family="paragraph" style:parent-style-name="Kurzzusammenfassung">
      <style:text-properties fo:language="de" fo:country="DE" officeooo:rsid="0027c1de" officeooo:paragraph-rsid="0028324e"/>
    </style:style>
    <style:style style:name="P6" style:family="paragraph" style:parent-style-name="Heading_20_3">
      <style:text-properties officeooo:rsid="0027c1de" officeooo:paragraph-rsid="0028324e"/>
    </style:style>
    <style:style style:name="P7" style:family="paragraph" style:parent-style-name="Heading_20_3">
      <style:text-properties officeooo:paragraph-rsid="0028324e"/>
    </style:style>
    <style:style style:name="P8" style:family="paragraph" style:parent-style-name="Heading_20_2">
      <style:text-properties officeooo:rsid="0027c1de" officeooo:paragraph-rsid="0028324e"/>
    </style:style>
    <style:style style:name="P9" style:family="paragraph" style:parent-style-name="Heading_20_2">
      <style:text-properties officeooo:paragraph-rsid="0028324e"/>
    </style:style>
    <style:style style:name="P10" style:family="paragraph" style:parent-style-name="Title" style:master-page-name="Standard">
      <style:paragraph-properties style:page-number="auto"/>
      <style:text-properties fo:language="de" fo:country="DE" officeooo:rsid="0027c1de" officeooo:paragraph-rsid="0028324e"/>
    </style:style>
    <style:style style:name="P11" style:family="paragraph" style:parent-style-name="Heading_20_1">
      <style:text-properties officeooo:rsid="0027c1de" officeooo:paragraph-rsid="0028324e"/>
    </style:style>
    <style:style style:name="T1" style:family="text">
      <style:text-properties officeooo:rsid="002a277b"/>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in toller Titel</text:p>
      <text:p text:style-name="P4">Und dazu noch ein Untertitel</text:p>
      <text:p text:style-name="P5">Lorem ipsum dolor sit amet, consectetur adipiscing elit. Vestibulum consequat mi quis pretium semper. Proin luctus orci ac neque venenatis, quis commodo dolor posuere. Curabitur dignissim sapien quis cursus egestas.</text:p>
      <text:section text:style-name="Sect2" text:name="zweispaltig">
        <text:h text:style-name="P11" text:outline-level="1">Überschrift 1</text:h>
        <text:p text:style-name="P2">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2">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2">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h text:style-name="P8" text:outline-level="2">Eine Überschrift der Ordnung Nummer 2</text:h>
        <text:p text:style-name="P2">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h text:style-name="P6" text:outline-level="3">Überschrift 3</text:h>
        <text:p text:style-name="P2">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h text:style-name="P7" text:outline-level="3">Nochmal Überschrift 3</text:h>
        <text:p text:style-name="P2">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h text:style-name="P8" text:outline-level="2">Überschrift 2</text:h>
        <text:p text:style-name="P2">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2">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h text:style-name="P11" text:outline-level="1">Überschrift 1</text:h>
        <text:p text:style-name="P2">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2">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h text:style-name="P9" text:outline-level="2"><text:soft-page-break/>Nochmal Überschrift <text:span text:style-name="T1">2</text:span></text:h>
        <text:p text:style-name="P2">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2">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2">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2">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2">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3">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text:p>
        <text:p text:style-name="P2">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 Integer sodales tincidunt tristique. Sed a metus posuere, adipiscing nunc et, viverra odio.</text:p>
        <text:p text:style-name="P2">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2">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h text:style-name="P8" text:outline-level="2">Überschrift 2</text:h>
        <text:p text:style-name="P2">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 Praesent tincidunt neque eu pellentesque pharetra. Fusce pellentesque est orci. Praesent tincidunt neque eu pellentesque pharetra. Fusce pellentesque est orci.</text:p>
        <text:p text:style-name="P2">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h text:style-name="P11" text:outline-level="1">Zusammenfassung</text:h>
        <text:p text:style-name="P2">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0%" fo:text-align="justify" style:justify-single-word="false" fo:hyphenation-ladder-count="no-limit" style:register-true="true" fo:text-indent="0cm" style:auto-text-indent="true" style:page-number="auto"/>
      <style:text-properties style:font-name="EB Garamond 12" fo:font-family="'EB Garamond 12'" style:font-style-name="12 Regular" style:font-pitch="variable" fo:font-size="10.5pt" fo:font-weight="normal" style:font-size-asian="10.5pt" fo:hyphenate="true" fo:hyphenation-remain-char-count="2" fo:hyphenation-push-char-count="2"/>
    </style:style>
    <style:style style:name="Heading" style:family="paragraph" style:parent-style-name="Standard" style:next-style-name="Text_20_body" style:class="text" style:master-page-name="">
      <style:paragraph-properties fo:margin-left="0cm" fo:margin-right="0cm" fo:margin-top="0.499cm" fo:margin-bottom="0.15cm" loext:contextual-spacing="false" fo:text-align="center" style:justify-single-word="false" fo:hyphenation-ladder-count="no-limit" style:register-true="false" fo:text-indent="0cm" style:auto-text-indent="false" style:page-number="auto" style:shadow="none" fo:keep-with-next="always">
        <style:tab-stops/>
      </style:paragraph-properties>
      <style:text-properties style:font-name="EB Garamond SC 12" fo:font-family="'EB Garamond SC 12'" style:font-style-name="12 Regular" style:font-pitch="variable" fo:font-size="130%" style:font-size-asian="10.5pt" fo:hyphenate="true" fo:hyphenation-remain-char-count="5" fo:hyphenation-push-char-count="7"/>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orphans="2" fo:widows="2" style:register-true="true" fo:text-indent="0cm" style:auto-text-indent="true" style:page-number="auto" style:shadow="none"/>
      <style:text-properties style:font-name="EB Garamond 12" fo:font-family="'EB Garamond 12'" style:font-style-name="12 Regular" style:font-pitch="variable"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shadow="none">
        <style:tab-stops/>
      </style:paragraph-properties>
      <style:text-properties fo:font-size="120%"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101cm" loext:contextual-spacing="false" fo:text-align="center" style:justify-single-word="false" fo:text-indent="0cm" style:auto-text-indent="false" style:page-number="auto"/>
      <style:text-properties fo:font-size="13.6499996185303pt" style:font-size-asian="10.5pt"/>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fo:font-size="77%" fo:font-weight="normal" style:font-size-asian="10.5pt"/>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size-asian="10.5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size-asian="10.5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itle" style:family="paragraph" style:parent-style-name="Text_20_body" style:next-style-name="Subtitle" style:class="chapter" style:master-page-name="">
      <style:paragraph-properties fo:margin-left="0cm" fo:margin-right="0cm" fo:margin-top="0cm" fo:margin-bottom="0.3cm" loext:contextual-spacing="true" fo:text-align="center" style:justify-single-word="false" style:register-true="false" fo:text-indent="0cm" style:auto-text-indent="false" style:page-number="auto"/>
      <style:text-properties style:font-name="EB Garamond SC 12" fo:font-family="'EB Garamond SC 12'" style:font-style-name="12 Regular" style:font-pitch="variable" fo:font-size="200%" style:font-size-asian="10.5pt"/>
    </style:style>
    <style:style style:name="Subtitle" style:family="paragraph" style:parent-style-name="Title" style:next-style-name="Kurzzusammenfassung" style:class="chapter" style:master-page-name="">
      <style:paragraph-properties fo:text-align="center" style:justify-single-word="false" style:page-number="auto"/>
      <style:text-properties style:font-name="EB Garamond 121" fo:font-family="'EB Garamond 12'" style:font-style-name="12 Italic" style:font-pitch="variable" fo:font-size="55%"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text-indent="0cm" style:auto-text-indent="false"/>
      <style:text-properties fo:font-size="11pt" fo:font-weight="bold" style:font-size-asian="85%" style:font-weight-asian="bold" style:font-size-complex="8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körper_20_Gedicht_2f_Verse" style:display-name="Textkörper Gedicht/Verse" style:family="paragraph" style:parent-style-name="Text_20_body" style:master-page-name="">
      <style:paragraph-properties fo:margin-left="0cm" fo:margin-right="0cm" fo:margin-top="0cm" fo:margin-bottom="0.3cm" loext:contextual-spacing="false" fo:text-align="start" style:justify-single-word="false" fo:text-indent="0cm" style:auto-text-indent="false" style:page-number="auto">
        <style:tab-stops/>
      </style:paragraph-properties>
      <style:text-properties fo:font-size="10.5pt" style:font-size-asian="10.5pt"/>
    </style:style>
    <style:style style:name="Textkörper_20_Prosa" style:display-name="Textkörper Prosa" style:family="paragraph" style:parent-style-name="Text_20_body">
      <style:text-properties fo:font-size="10.5pt" style:font-size-asian="10.5pt"/>
    </style:style>
    <style:style style:name="Textkörper_20_Prosa_20_-_20_Zitat_2f_integrierter_20_Vers_20__28_Folgeabsatz_29_" style:display-name="Textkörper Prosa - Zitat/integrierter Vers (Folgeabsatz)" style:family="paragraph" style:parent-style-name="Textkörper_20_Gedicht_2f_Verse">
      <style:paragraph-properties fo:margin-left="0.37cm" fo:margin-right="0cm" fo:margin-top="0cm" fo:margin-bottom="0.3cm" loext:contextual-spacing="false" fo:text-indent="0cm" style:auto-text-indent="false"/>
      <style:text-properties fo:font-size="10.5pt" style:font-size-asian="10.5pt"/>
    </style:style>
    <style:style style:name="Textkörper_20_Prosa_20_-_20_Zitat_2f_integrierter_20_Vers_20__28_1._20_Absatz_29_" style:display-name="Textkörper Prosa - Zitat/integrierter Vers (1. Absatz)" style:family="paragraph" style:parent-style-name="Textkörper_20_Prosa_20_-_20_Zitat_2f_integrierter_20_Vers_20__28_Folgeabsatz_29_" style:next-style-name="Textkörper_20_Prosa_20_-_20_Zitat_2f_integrierter_20_Vers_20__28_Folgeabsatz_29_">
      <style:paragraph-properties fo:margin-top="0.3cm" fo:margin-bottom="0.3cm" loext:contextual-spacing="false"/>
    </style:style>
    <style:style style:name="Textkörper_20_Theater" style:display-name="Textkörper Theater" style:family="paragraph" style:parent-style-name="Text_20_body">
      <style:paragraph-properties fo:margin-left="0cm" fo:margin-right="0cm" fo:margin-top="0cm" fo:margin-bottom="0.199cm" loext:contextual-spacing="false" fo:text-indent="0cm" style:auto-text-indent="false"/>
    </style:style>
    <style:style style:name="Textkörper_20_Regieanweisung" style:display-name="Textkörper Regieanweisung" style:family="paragraph" style:parent-style-name="Text_20_body" style:next-style-name="Text_20_body" style:master-page-name="">
      <style:paragraph-properties fo:margin-top="0cm" fo:margin-bottom="0.199cm" loext:contextual-spacing="true" fo:text-align="center" style:justify-single-word="false" style:page-number="auto" fo:keep-with-next="always"/>
      <style:text-properties fo:font-size="10.5pt" fo:font-style="italic" style:font-size-asian="10.5pt"/>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Kurzzusammenfassung" style:family="paragraph" style:parent-style-name="Text_20_body" style:master-page-name="">
      <style:paragraph-properties fo:margin-left="0cm" fo:margin-right="0cm" fo:margin-top="0cm" fo:margin-bottom="0.3cm" loext:contextual-spacing="true" fo:text-align="center" style:justify-single-word="false" style:register-true="false" fo:text-indent="0cm" style:auto-text-indent="false" style:page-number="auto"/>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style:font-size-asian="10.5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size-asian="10.5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00" fo:language="zxx" fo:country="none" style:text-underline-style="none"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text-properties style:font-name="EB Garamond 08" fo:font-family="'EB Garamond 08'" style:font-style-name="08 Regular" style:font-pitch="variable" fo:font-size="8pt" style:font-size-asian="10.5pt"/>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Index_20_Link" style:display-name="Index Link" style:family="text"/>
    <style:style style:name="Theater_20_-_20_Sprecher" style:display-name="Theater - Sprecher" style:family="text">
      <style:text-properties fo:font-size="10.5pt" fo:font-weight="bold" style:font-size-asian="10.5pt"/>
    </style:style>
    <style:style style:name="Emphasis" style:family="text">
      <style:text-properties fo:font-style="italic" style:font-style-asian="italic" style:font-style-complex="italic"/>
    </style:style>
    <style:style style:name="Theater_20_-_20_Regieanweisung" style:display-name="Theater - Regieanweisung" style:family="text" style:parent-style-name="Emphasis">
      <style:text-properties style:font-size-asian="10.5pt"/>
    </style:style>
    <style:style style:name="Endnote_20_Symbol" style:display-name="Endnote Symbol" style:family="text"/>
    <style:style style:name="Visited_20_Internet_20_Link" style:display-name="Visited Internet Link" style:family="text">
      <style:text-properties fo:color="#000000" fo:language="zxx" fo:country="none" style:text-underline-style="none"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count-empty-lines="false" text:offset="0.25cm" style:num-format="1" text:number-position="left" text:increment="5"/>
  </office:styles>
  <office:automatic-styles>
    <style:style style:name="MP1" style:family="paragraph" style:parent-style-name="Footer">
      <style:paragraph-properties fo:text-align="center" style:justify-single-word="false"/>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section text:style-name="MSect1" text:name="Fußzeile" text:condition="ooow:PAGE==1" text:display="condition">
          <text:p text:style-name="MP1"><text:page-number text:select-page="current">2</text:page-number></text:p>
        </text:section>
        <text:p text:style-name="MP1"/>
      </style:footer>
    </style:master-page>
    <style:master-page style:name="First_20_Page" style:display-name="First Page" style:page-layout-name="Mpm2" style:next-style-name="Standard">
      <style:footer>
        <text:p text:style-name="MP1"><text:page-number text:select-page="current">0</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00:10:23.617918894</meta:creation-date>
    <dc:title>Standard zweispaltig Garamond</dc:title>
    <meta:editing-duration>PT1M55S</meta:editing-duration>
    <meta:editing-cycles>6</meta:editing-cycles>
    <meta:generator>LibreOffice/4.3.3.2$Linux_x86 LibreOffice_project/430m0$Build-2</meta:generator>
    <meta:initial-creator>Michael Fiedler</meta:initial-creator>
    <dc:date>2016-03-01T00:28:26.977039935</dc:date>
    <dc:creator>Michael Fiedler</dc:creator>
    <meta:document-statistic meta:table-count="0" meta:image-count="0" meta:object-count="0" meta:page-count="2" meta:paragraph-count="36" meta:word-count="1803" meta:character-count="12477" meta:non-whitespace-character-count="10710"/>
    <meta:template xlink:type="simple" xlink:actuate="onRequest" xlink:title="Standard zweispaltig Garamond" xlink:href="../../../../.config/libreoffice/4/user/template/Standard/Standard_zweispaltig_Garamond.ott" meta:date="2016-03-01T00:26:25.727462109"/>
  </office:meta>
</office:document-meta>
</file>